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">
      <style:text-properties officeooo:paragraph-rsid="00011ce2"/>
    </style:style>
    <style:style style:name="P2" style:family="paragraph" style:parent-style-name="Heading">
      <style:text-properties officeooo:paragraph-rsid="000362ab"/>
    </style:style>
    <style:style style:name="P3" style:family="paragraph" style:parent-style-name="Heading_20_2">
      <style:text-properties officeooo:paragraph-rsid="00011ce2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text-properties officeooo:rsid="001c9033" officeooo:paragraph-rsid="00011ce2"/>
    </style:style>
    <style:style style:name="P6" style:family="paragraph" style:parent-style-name="Standard">
      <style:text-properties officeooo:rsid="000e7217" officeooo:paragraph-rsid="00011ce2"/>
    </style:style>
    <style:style style:name="P7" style:family="paragraph" style:parent-style-name="Standard">
      <style:text-properties officeooo:rsid="001012bd" officeooo:paragraph-rsid="00011ce2"/>
    </style:style>
    <style:style style:name="P8" style:family="paragraph" style:parent-style-name="Standard">
      <style:text-properties officeooo:rsid="00186c7e" officeooo:paragraph-rsid="00011ce2"/>
    </style:style>
    <style:style style:name="P9" style:family="paragraph" style:parent-style-name="Standard">
      <style:text-properties officeooo:rsid="00193143" officeooo:paragraph-rsid="00011ce2"/>
    </style:style>
    <style:style style:name="P10" style:family="paragraph" style:parent-style-name="Standard">
      <style:text-properties officeooo:paragraph-rsid="00011ce2"/>
    </style:style>
    <style:style style:name="P11" style:family="paragraph" style:parent-style-name="Standard">
      <style:text-properties officeooo:rsid="0002b624" officeooo:paragraph-rsid="0002b624"/>
    </style:style>
    <style:style style:name="P12" style:family="paragraph" style:parent-style-name="Standard">
      <style:text-properties officeooo:paragraph-rsid="0002b624"/>
    </style:style>
    <style:style style:name="P13" style:family="paragraph" style:parent-style-name="Standard">
      <style:text-properties officeooo:rsid="000362ab" officeooo:paragraph-rsid="000362ab"/>
    </style:style>
    <style:style style:name="P14" style:family="paragraph" style:parent-style-name="Standard">
      <style:text-properties officeooo:rsid="00050c97" officeooo:paragraph-rsid="00050c97"/>
    </style:style>
    <style:style style:name="P15" style:family="paragraph" style:parent-style-name="Standard" style:list-style-name="L2">
      <style:text-properties officeooo:rsid="00050c97" officeooo:paragraph-rsid="00050c97"/>
    </style:style>
    <style:style style:name="T1" style:family="text">
      <style:text-properties officeooo:rsid="0021b987"/>
    </style:style>
    <style:style style:name="T2" style:family="text">
      <style:text-properties officeooo:rsid="0014562b"/>
    </style:style>
    <style:style style:name="T3" style:family="text">
      <style:text-properties officeooo:rsid="001012bd"/>
    </style:style>
    <style:style style:name="T4" style:family="text">
      <style:text-properties officeooo:rsid="00193143"/>
    </style:style>
    <style:style style:name="T5" style:family="text">
      <style:text-properties officeooo:rsid="0022fb58"/>
    </style:style>
    <style:style style:name="T6" style:family="text">
      <style:text-properties officeooo:rsid="0017602f"/>
    </style:style>
    <style:style style:name="T7" style:family="text">
      <style:text-properties officeooo:rsid="00186c7e"/>
    </style:style>
    <style:style style:name="T8" style:family="text">
      <style:text-properties officeooo:rsid="001f8f95"/>
    </style:style>
    <style:style style:name="T9" style:family="text">
      <style:text-properties officeooo:rsid="00011ce2"/>
    </style:style>
    <style:style style:name="T10" style:family="text">
      <style:text-properties officeooo:rsid="00157776"/>
    </style:style>
    <style:style style:name="T11" style:family="text">
      <style:text-properties officeooo:rsid="0002b624"/>
    </style:style>
    <style:style style:name="T12" style:family="text">
      <style:text-properties officeooo:rsid="000362ab"/>
    </style:style>
    <style:style style:name="T13" style:family="text">
      <style:text-properties style:font-name="Liberation Sans" fo:font-size="14pt" officeooo:rsid="00050c97" style:font-name-asian="PingFang SC" style:font-size-asian="14pt" style:font-name-complex="Arial Unicode MS" style:font-size-complex="1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362ab" style:font-style-asian="normal" style:font-style-complex="normal"/>
    </style:style>
    <style:style style:name="T16" style:family="text">
      <style:text-properties fo:font-style="normal" officeooo:rsid="00050c97" style:font-style-asian="normal" style:font-style-complex="normal"/>
    </style:style>
    <style:style style:name="T17" style:family="text">
      <style:text-properties fo:font-style="normal" officeooo:rsid="000668cf" style:font-style-asian="normal" style:font-style-complex="normal"/>
    </style:style>
    <style:style style:name="T18" style:family="text">
      <style:text-properties officeooo:rsid="00050c97"/>
    </style:style>
    <style:style style:name="T19" style:family="text">
      <style:text-properties officeooo:rsid="000668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Задания на PostgreSQL + Postgis</text:h>
      <text:p text:style-name="P6">1. Установить сервер PostgreSQL <text:a xlink:type="simple" xlink:href="https://www.postgresql.org/" text:style-name="Internet_20_link" text:visited-style-name="Visited_20_Internet_20_Link">https://www.postgresql.org/</text:a> версии <text:span text:style-name="T9">9.5, либо выше</text:span>.</text:p>
      <text:p text:style-name="P6">2. Установить клиент pgAdmin для работы с PostgreSQL <text:a xlink:type="simple" xlink:href="https://www.pgadmin.org/" text:style-name="Internet_20_link" text:visited-style-name="Visited_20_Internet_20_Link">https://www.pgadmin.org/</text:a>.</text:p>
      <text:p text:style-name="P7">3. <text:span text:style-name="T2">Настроить локальный сервер и с</text:span>оздать новую базу данных с любым наименованием.</text:p>
      <text:p text:style-name="P6"><text:span text:style-name="T3">4</text:span>. Для хранения геоданных и работы с ними в БД используется расширение Postgis. Необходимо его установить <text:a xlink:type="simple" xlink:href="https://postgis.net/" text:style-name="Internet_20_link" text:visited-style-name="Visited_20_Internet_20_Link">https://postgis.net/</text:a> версии 2.2.2 либо выше<text:span text:style-name="T3">, затем добавить в список расширений </text:span><text:span text:style-name="T9">созданной</text:span><text:span text:style-name="T3"> базы данных</text:span>. <text:span text:style-name="T4">Дальнейшие задания связаны с использованием стандартных функций PostgreSQL и библиотеки Postgis </text:span><text:a xlink:type="simple" xlink:href="https://postgis.net/docs/manual-2.0/reference.html" text:style-name="Internet_20_link" text:visited-style-name="Visited_20_Internet_20_Link"><text:span text:style-name="T4">https://postgis.net/docs/manual-2.0/reference.html</text:span></text:a><text:span text:style-name="T4">.</text:span></text:p>
      <text:p text:style-name="P10"><text:span text:style-name="T10">5. Прочитать и выполнить в БД скрипт schema.sql </text:span><text:span text:style-name="T5">(во вложении)</text:span><text:span text:style-name="T10">. Он создаёт/пересоздаёт </text:span><text:span text:style-name="T6">схему, с которой будут выполняться следующие задания. Если что-то пойдет не так, то можно ещё раз выполнить скрипт и начать заново.</text:span></text:p>
      <text:p text:style-name="P1">Решением каждого следующего задания будут скрипты .sql, которые можно будет выполнить последовательно, получая ожидаемый результат. <text:span text:style-name="T7">Назвать для удобства «6.sql», «7.sql»...</text:span></text:p>
      <text:p text:style-name="P8">6. Добавить 3 любых города в таблицу городов.</text:p>
      <text:p text:style-name="P8">7. Создать таблицу roads в схеме addr с полями: id (<text:span text:style-name="T4">обычный </text:span>идентификатор как в cities), the_geom (геометрия LineString в проекции 3857), <text:span text:style-name="T4">length (integer — длина дороги в метрах), name (character varying)</text:span>.</text:p>
      <text:p text:style-name="P9">8. Заполнить таблицу дорог линиями, состоящими из двух точек, от каждого города к каждому <text:span text:style-name="T1">(только в одном направлении)</text:span>. Подразумевается заполнять таблицу, используя данные из cities внутри запроса. <text:span text:style-name="T1">Поле name заполнить по шаблону «Город1 — Город2» (например, «Владивосток - Москва»). П</text:span>оле length должно быть заполнено как расстояние пути <text:span text:style-name="T8">без препятствий </text:span>по земному шару.</text:p>
      <text:p text:style-name="P5">9. Выбрать <text:span text:style-name="T1">имена и геометрии </text:span>дорог, которые бы заняли второе и третье место в конкурсе «самая длинная дорога». <text:span text:style-name="T1">Геометрию вывести в человекочитаемом виде (WKT) в проекции 4326.</text:span></text:p>
      <text:p text:style-name="P5"/>
      <text:h text:style-name="P4" text:outline-level="2">Задания на <text:span text:style-name="T9">JS</text:span></text:h>
      <text:p text:style-name="Standard">1. Установить <text:span text:style-name="T9">Node.JS и NPM любым из удобных способов: через официальный сайт </text:span><text:span text:style-name="T11">(</text:span><text:a xlink:type="simple" xlink:href="https://nodejs.org/en/download/" text:style-name="Internet_20_link" text:visited-style-name="Visited_20_Internet_20_Link"><text:span text:style-name="T11">https://nodejs.org/en/download/</text:span></text:a><text:span text:style-name="T11">) или через NVM (</text:span><text:a xlink:type="simple" xlink:href="https://github.com/nvm-sh/nvm" text:style-name="Internet_20_link" text:visited-style-name="Visited_20_Internet_20_Link"><text:span text:style-name="T11">https://github.com/nvm-sh/nvm</text:span></text:a><text:span text:style-name="T11">).</text:span></text:p>
      <text:p text:style-name="P12"><text:span text:style-name="T11">2. Скачать </text:span><text:span text:style-name="T18">n</text:span><text:span text:style-name="T11">ode</text:span><text:span text:style-name="T18">Test</text:span><text:span text:style-name="T11">.zip, распаковать его, ознакомиться с </text:span><text:span text:style-name="T12">README.md</text:span><text:span text:style-name="T11"> и выполнить npm install в распакованном каталоге.</text:span></text:p>
      <text:p text:style-name="P2"><text:span text:style-name="T11">Для выполнения следующ</text:span><text:span text:style-name="T13">их</text:span><text:span text:style-name="T11"> заданий требуется отредактировать указанные в </text:span><text:span text:style-name="T12">README.md файлы.</text:span></text:p>
      <text:p text:style-name="P11"><text:span text:style-name="T12">3</text:span>. Разработать <text:span text:style-name="T12">API, возвращающий по запрос</text:span><text:span text:style-name="T15">у к api/roads/longest содержимое</text:span><text:span text:style-name="T17">s</text:span><text:span text:style-name="T15"> таблицы из задания по SQL №8 в виде </text:span><text:span text:style-name="T16">JSON массива, объекты которого будут содержать следующие поля (Данные должны быть отсортированы по убыванию расстояния в КМ):</text:span></text:p>
      <text:p text:style-name="P11"><text:span text:style-name="T16">- Место в конкурсе «Самая длинная дорога» (1 — у самой длинной, 2 — у той, что короче и т. д.);</text:span></text:p>
      <text:p text:style-name="P11"><text:span text:style-name="T16">- Название;</text:span></text:p>
      <text:p text:style-name="P11"><text:span text:style-name="T16">- Длина в КМ.</text:span></text:p>
      <text:p text:style-name="P11"><text:span text:style-name="T16">Для запросов к БД можно использовать </text:span><text:span text:style-name="T17">Sequalize Raw Queries</text:span></text:p>
      <text:p text:style-name="P11"><text:span text:style-name="T16"/></text:p>
      <text:p text:style-name="P13"><text:span text:style-name="T14">4</text:span><text:span text:style-name="T15">. Разработать клиентскую веб-страницу, которая, после загрузки выполнит запрос к </text:span><text:span text:style-name="T14">API из задания №3 и отобразит клиенту таблицу с этими данными. Разрешается использовать любые библиотеки </text:span><text:span text:style-name="T16">(Использование React будет плюсом)</text:span></text:p>
      <text:p text:style-name="P5"/>
      <text:p text:style-name="P5"/>
      <text:p text:style-name="P14">Критерии приемки:<text:span text:style-name="T19">s</text:span></text:p>
      <text:list xml:id="list2243895074" text:style-name="L2">
        <text:list-item>
          <text:p text:style-name="P15">API работает и возвращает правильные данные;</text:p>
        </text:list-item>
        <text:list-item>
          <text:p text:style-name="P15">Клиентская страница открывается и работает в актуальной версии Firefox ESR (78)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9T10:58:18.589636816</meta:creation-date>
    <dc:date>2020-10-19T12:46:32.679487378</dc:date>
    <meta:editing-duration>PT6M20S</meta:editing-duration>
    <meta:editing-cycles>1</meta:editing-cycles>
    <meta:document-statistic meta:table-count="0" meta:image-count="0" meta:object-count="0" meta:page-count="2" meta:paragraph-count="24" meta:word-count="408" meta:character-count="2963" meta:non-whitespace-character-count="2577"/>
    <meta:generator>LibreOffice/6.4.2.2$MacOSX_X86_64 LibreOffice_project/4e471d8c02c9c90f512f7f9ead8875b57fcb1ec3</meta:generator>
  </office:meta>
</office:document-meta>
</file>